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7" style:family="table">
      <style:table-properties style:width="169.92mm" fo:margin-left="0mm" fo:margin-right="0.09mm" table:align="margins"/>
    </style:style>
    <style:style style:name="Table147.A" style:family="table-column">
      <style:table-column-properties style:column-width="42.92mm" style:rel-column-width="16552*"/>
    </style:style>
    <style:style style:name="Table147.B" style:family="table-column">
      <style:table-column-properties style:column-width="127mm" style:rel-column-width="48983*"/>
    </style:style>
    <style:style style:name="Table147.A1" style:family="table-cell">
      <style:table-cell-properties fo:padding="0.97mm" fo:border-left="none" fo:border-right="none" fo:border-top="1pt solid #000000" fo:border-bottom="1pt solid #000000"/>
    </style:style>
    <style:style style:name="Table147.A2" style:family="table-cell">
      <style:table-cell-properties fo:padding="0.97mm" fo:border="none"/>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6.33mm"/>
    </style:style>
    <style:style style:name="Table6.B" style:family="table-column">
      <style:table-column-properties style:column-width="143.58mm"/>
    </style:style>
    <style:style style:name="Table6.A1" style:family="table-cell">
      <style:table-cell-properties fo:padding="0.97mm" fo:border="none"/>
    </style:style>
    <style:style style:name="Table8"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26.33mm"/>
    </style:style>
    <style:style style:name="Table8.B" style:family="table-column">
      <style:table-column-properties style:column-width="18.94mm"/>
    </style:style>
    <style:style style:name="Table8.C" style:family="table-column">
      <style:table-column-properties style:column-width="33.25mm"/>
    </style:style>
    <style:style style:name="Table8.D" style:family="table-column">
      <style:table-column-properties style:column-width="60.33mm"/>
    </style:style>
    <style:style style:name="Table8.E" style:family="table-column">
      <style:table-column-properties style:column-width="31.06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1pt solid #000000">
        <style:background-image/>
      </style:table-cell-properties>
    </style:style>
    <style:style style:name="Table8.6" style:family="table-row">
      <style:table-row-properties fo:background-color="transparent" fo:keep-together="auto">
        <style:background-image/>
      </style:table-row-properties>
    </style:style>
    <style:style style:name="Table8.A6" style:family="table-cell">
      <style:table-cell-properties style:vertical-align="" fo:background-color="transparent" fo:padding="0.97mm" fo:border="none" style:writing-mode="page">
        <style:background-image/>
      </style:table-cell-properties>
    </style:style>
    <style:style style:name="Table9"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6.35mm" style:rel-column-width="10158*"/>
    </style:style>
    <style:style style:name="Table9.B" style:family="table-column">
      <style:table-column-properties style:column-width="143.65mm" style:rel-column-width="55377*"/>
    </style:style>
    <style:style style:name="Table9.A1" style:family="table-cell">
      <style:table-cell-properties fo:padding="0.97mm" fo:border="none"/>
    </style:style>
    <style:style style:name="Table9.4" style:family="table-row">
      <style:table-row-properties fo:background-color="transparent" fo:keep-together="auto">
        <style:background-image/>
      </style:table-row-properties>
    </style:style>
    <style:style style:name="Table9.A4" style:family="table-cell">
      <style:table-cell-properties style:vertical-align="" fo:background-color="transparent" fo:padding="0.97mm" fo:border="none" style:writing-mode="page">
        <style:background-image/>
      </style:table-cell-properties>
    </style:style>
    <style:style style:name="Table1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6.35mm" style:rel-column-width="10158*"/>
    </style:style>
    <style:style style:name="Table12.B" style:family="table-column">
      <style:table-column-properties style:column-width="143.65mm" style:rel-column-width="55377*"/>
    </style:style>
    <style:style style:name="Table12.A1" style:family="table-cell">
      <style:table-cell-properties fo:padding="0.97mm" fo:border="none"/>
    </style:style>
    <style:style style:name="Table12.4" style:family="table-row">
      <style:table-row-properties fo:background-color="transparent" fo:keep-together="auto">
        <style:background-image/>
      </style:table-row-properties>
    </style:style>
    <style:style style:name="Table12.A4" style:family="table-cell">
      <style:table-cell-properties style:vertical-align="" fo:background-color="transparent" fo:padding="0.97mm" fo:border="none" style:writing-mode="page">
        <style:background-image/>
      </style:table-cell-properties>
    </style:style>
    <style:style style:name="Table1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6.35mm" style:rel-column-width="10158*"/>
    </style:style>
    <style:style style:name="Table11.B" style:family="table-column">
      <style:table-column-properties style:column-width="143.65mm" style:rel-column-width="55377*"/>
    </style:style>
    <style:style style:name="Table11.A1" style:family="table-cell">
      <style:table-cell-properties fo:padding="0.97mm" fo:border="none"/>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transparent" fo:padding="0.97mm" fo:border="none" style:writing-mode="page">
        <style:background-image/>
      </style:table-cell-properties>
    </style:style>
    <style:style style:name="Table18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26.33mm"/>
    </style:style>
    <style:style style:name="Table182.B" style:family="table-column">
      <style:table-column-properties style:column-width="36.11mm"/>
    </style:style>
    <style:style style:name="Table182.C" style:family="table-column">
      <style:table-column-properties style:column-width="35.35mm"/>
    </style:style>
    <style:style style:name="Table182.D" style:family="table-column">
      <style:table-column-properties style:column-width="41.49mm"/>
    </style:style>
    <style:style style:name="Table182.E" style:family="table-column">
      <style:table-column-properties style:column-width="30.64mm"/>
    </style:style>
    <style:style style:name="Table182.A1" style:family="table-cell">
      <style:table-cell-properties fo:padding="0.97mm" fo:border="none"/>
    </style:style>
    <style:style style:name="Table182.B3" style:family="table-cell">
      <style:table-cell-properties fo:background-color="transparent" fo:padding="0.97mm" fo:border-left="none" fo:border-right="none" fo:border-top="none" fo:border-bottom="1pt solid #000000">
        <style:background-image/>
      </style:table-cell-properties>
    </style:style>
    <style:style style:name="Table182.6" style:family="table-row">
      <style:table-row-properties fo:background-color="transparent" fo:keep-together="auto">
        <style:background-image/>
      </style:table-row-properties>
    </style:style>
    <style:style style:name="Table182.A6" style:family="table-cell">
      <style:table-cell-properties style:vertical-align="" fo:background-color="transparent" fo:padding="0.97mm" fo:border="none" style:writing-mode="page">
        <style:background-image/>
      </style:table-cell-properties>
    </style:style>
    <style:style style:name="Table1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6.35mm" style:rel-column-width="10158*"/>
    </style:style>
    <style:style style:name="Table13.B" style:family="table-column">
      <style:table-column-properties style:column-width="143.65mm" style:rel-column-width="55377*"/>
    </style:style>
    <style:style style:name="Table13.A1" style:family="table-cell">
      <style:table-cell-properties fo:padding="0.97mm" fo:border="none"/>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97mm" fo:border="none" style:writing-mode="page">
        <style:background-image/>
      </style:table-cell-properties>
    </style:style>
    <style:style style:name="Table18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6.35mm" style:rel-column-width="10158*"/>
    </style:style>
    <style:style style:name="Table181.B" style:family="table-column">
      <style:table-column-properties style:column-width="35.91mm" style:rel-column-width="13844*"/>
    </style:style>
    <style:style style:name="Table181.E" style:family="table-column">
      <style:table-column-properties style:column-width="35.91mm" style:rel-column-width="13845*"/>
    </style:style>
    <style:style style:name="Table181.A1" style:family="table-cell">
      <style:table-cell-properties fo:padding="0.97mm" fo:border="none"/>
    </style:style>
    <style:style style:name="Table181.B3" style:family="table-cell">
      <style:table-cell-properties fo:background-color="transparent" fo:padding="0.97mm" fo:border-left="none" fo:border-right="none" fo:border-top="none" fo:border-bottom="1pt solid #000000">
        <style:background-image/>
      </style:table-cell-properties>
    </style:style>
    <style:style style:name="Table181.6" style:family="table-row">
      <style:table-row-properties fo:background-color="transparent" fo:keep-together="auto">
        <style:background-image/>
      </style:table-row-properties>
    </style:style>
    <style:style style:name="Table181.A6" style:family="table-cell">
      <style:table-cell-properties style:vertical-align="" fo:background-color="transparent" fo:padding="0.97mm" fo:border="none" style:writing-mode="page">
        <style:background-image/>
      </style:table-cell-properties>
    </style:style>
    <style:style style:name="Table1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6.35mm" style:rel-column-width="10158*"/>
    </style:style>
    <style:style style:name="Table15.B" style:family="table-column">
      <style:table-column-properties style:column-width="143.65mm" style:rel-column-width="55377*"/>
    </style:style>
    <style:style style:name="Table15.A1" style:family="table-cell">
      <style:table-cell-properties fo:padding="0.97mm" fo:border="none"/>
    </style:style>
    <style:style style:name="Table15.4" style:family="table-row">
      <style:table-row-properties fo:background-color="transparent" fo:keep-together="auto">
        <style:background-image/>
      </style:table-row-properties>
    </style:style>
    <style:style style:name="Table15.A4" style:family="table-cell">
      <style:table-cell-properties style:vertical-align="" fo:background-color="transparent" fo:padding="0.97mm" fo:border="none" style:writing-mode="page">
        <style:background-image/>
      </style:table-cell-properties>
    </style:style>
    <style:style style:name="Table16"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26.35mm" style:rel-column-width="10158*"/>
    </style:style>
    <style:style style:name="Table16.B" style:family="table-column">
      <style:table-column-properties style:column-width="143.65mm" style:rel-column-width="55377*"/>
    </style:style>
    <style:style style:name="Table16.A1" style:family="table-cell">
      <style:table-cell-properties fo:padding="0.97mm" fo:border="none"/>
    </style:style>
    <style:style style:name="Table16.4" style:family="table-row">
      <style:table-row-properties fo:background-color="transparent" fo:keep-together="auto">
        <style:background-image/>
      </style:table-row-properties>
    </style:style>
    <style:style style:name="Table16.A4" style:family="table-cell">
      <style:table-cell-properties style:vertical-align="" fo:background-color="transparent" fo:padding="0.97mm" fo:border="none" style:writing-mode="page">
        <style:background-image/>
      </style:table-cell-properties>
    </style:style>
    <style:style style:name="P1" style:family="paragraph" style:parent-style-name="List_20_1" style:list-style-name="List_20_1">
      <style:text-properties officeooo:paragraph-rsid="0015ee8a"/>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normal" style:font-style-asian="normal" style:font-style-complex="normal"/>
    </style:style>
    <style:style style:name="P5" style:family="paragraph" style:parent-style-name="Standard">
      <style:text-properties fo:language="en" fo:country="US" fo:background-color="transparent"/>
    </style:style>
    <style:style style:name="P6" style:family="paragraph" style:parent-style-name="note">
      <style:text-properties fo:language="en" fo:country="US"/>
    </style:style>
    <style:style style:name="P7" style:family="paragraph" style:parent-style-name="cmd_5f_root">
      <style:text-properties fo:language="en" fo:country="US"/>
    </style:style>
    <style:style style:name="P8" style:family="paragraph" style:parent-style-name="cmd_5f_code">
      <style:text-properties fo:language="en" fo:country="US"/>
    </style:style>
    <style:style style:name="P9" style:family="paragraph" style:parent-style-name="cmd_5f_code">
      <style:text-properties style:font-name="Courier New" fo:font-size="10.5pt"/>
    </style:style>
    <style:style style:name="P10" style:family="paragraph" style:parent-style-name="Default_5f_ntt">
      <style:paragraph-properties fo:text-align="start" style:justify-single-word="false"/>
    </style:style>
    <style:style style:name="P11" style:family="paragraph" style:parent-style-name="Default_5f_ntt">
      <style:text-properties fo:language="en" fo:country="US"/>
    </style:style>
    <style:style style:name="P12" style:family="paragraph" style:parent-style-name="Default_5f_ntt">
      <style:text-properties fo:language="en" fo:country="US" fo:font-style="normal" style:font-style-asian="normal" style:font-style-complex="normal"/>
    </style:style>
    <style:style style:name="P13" style:family="paragraph" style:parent-style-name="scpi0">
      <style:text-properties fo:background-color="transparent"/>
    </style:style>
    <style:style style:name="P14" style:family="paragraph" style:parent-style-name="Heading_20_1" style:master-page-name="First_20_Page">
      <style:paragraph-properties style:page-number="auto"/>
    </style:style>
    <style:style style:name="P15" style:family="paragraph" style:parent-style-name="Heading_20_2">
      <style:paragraph-properties fo:break-before="auto" fo:break-after="auto"/>
    </style:style>
    <style:style style:name="P16" style:family="paragraph" style:parent-style-name="Heading_20_2" style:master-page-name="">
      <style:paragraph-properties style:page-number="auto" fo:break-before="auto" fo:break-after="auto"/>
    </style:style>
    <style:style style:name="P17" style:family="paragraph" style:parent-style-name="List_20_1">
      <style:text-properties officeooo:paragraph-rsid="0015ee8a"/>
    </style:style>
    <style:style style:name="P18" style:family="paragraph" style:parent-style-name="List_20_1" style:list-style-name="List_20_1">
      <style:text-properties officeooo:paragraph-rsid="0015ee8a"/>
    </style:style>
    <style:style style:name="T1" style:family="text">
      <style:text-properties fo:language="en" fo:country="US" fo:font-style="normal" style:font-style-asian="normal" style:font-style-complex="normal"/>
    </style:style>
    <style:style style:name="T2" style:family="text"/>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156dc1" style:font-style-asian="normal" style:font-style-complex="normal"/>
    </style:style>
    <style:style style:name="T6" style:family="text">
      <style:text-properties fo:background-color="transparent" loext:char-shading-value="0"/>
    </style:style>
    <style:style style:name="T7" style:family="text">
      <style:text-properties style:font-name="Courier New" fo:font-size="10.5pt"/>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officeooo:rsid="0015ee8a"/>
    </style:style>
  </office:automatic-styles>
  <office:body>
    <office:text text:use-soft-page-breaks="true">
      <office:forms form:automatic-focus="false" form:apply-design-mode="false"/>
      <text:tracked-changes>
        <text:changed-region xml:id="ct83704896" text:id="ct83704896">
          <text:deletion>
            <office:change-info>
              <dc:creator>Denis Kotlar</dc:creator>
              <dc:date>2016-05-20T09:56:00</dc:date>
            </office:change-info>
            <text:p text:style-name="Standard"><text:span text:style-name="T1">M</text:span></text:p>
          </text:deletion>
        </text:changed-region>
        <text:changed-region xml:id="ct83673248" text:id="ct83673248">
          <text:insertion>
            <office:change-info>
              <dc:creator>Denis Kotlar</dc:creator>
              <dc:date>2016-05-20T09:56:00</dc:date>
            </office:change-info>
          </text:insertion>
        </text:changed-region>
        <text:changed-region xml:id="ct85296064" text:id="ct85296064">
          <text:deletion>
            <office:change-info>
              <dc:creator>Denis Kotlar</dc:creator>
              <dc:date>2016-05-22T09:41:00</dc:date>
            </office:change-info>
            <text:list xml:id="list3744614362543662952" text:style-name="List_20_1">
              <text:list-item>
                <text:p text:style-name="P1"><text:a xlink:type="simple" xlink:href="http://www.envox.hr/eez/bench-power-supply/psu-scpi-reference-manual/psu-scpi-subsystem-command-reference/psu-scpi-output.html#outp_sens" text:style-name="Internet_20_link" text:visited-style-name="Visited_20_Internet_20_Link">OUTPut:SENSe</text:a></text:p>
              </text:list-item>
            </text:list>
          </text:deletion>
        </text:changed-region>
        <text:changed-region xml:id="ct78642000" text:id="ct78642000">
          <text:insertion>
            <office:change-info>
              <dc:creator>Denis Kotlar</dc:creator>
              <dc:date>2016-05-22T09:41:00</dc:date>
            </office:change-info>
          </text:insertion>
        </text:changed-region>
        <text:changed-region xml:id="ct84061920" text:id="ct84061920">
          <text:insertion>
            <office:change-info>
              <dc:creator>Denis Kotlar</dc:creator>
              <dc:date>2016-05-20T09:25:00</dc:date>
            </office:change-info>
          </text:insertion>
        </text:changed-region>
        <text:changed-region xml:id="ct84063600" text:id="ct84063600">
          <text:insertion>
            <office:change-info>
              <dc:creator>Denis Kotlar</dc:creator>
              <dc:date>2016-05-20T09: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261850320828910815" text:style-name="Outline">
        <text:list-item>
          <text:h text:style-name="P14" text:outline-level="1"><text:bookmark-start text:name="__RefHeading__6099_1338916529"/>Common command reference<text:bookmark-end text:name="__RefHeading__6099_1338916529"/></text:h>
        </text:list-item>
      </text:list>
      <text:p text:style-name="P2">This section summarizes the mandatory subset of IEEE 488.2 commands that is a requirement for any SCPI compliant instrument.</text:p>
      <text:p text:style-name="P2"/>
      <table:table table:name="Table147" table:style-name="Table147">
        <table:table-column table:style-name="Table147.A"/>
        <table:table-column table:style-name="Table147.B"/>
        <table:table-row>
          <table:table-cell table:style-name="Table147.A1" office:value-type="string">
            <text:p text:style-name="table_5f_header">Common command</text:p>
          </table:table-cell>
          <table:table-cell table:style-name="Table147.A1" office:value-type="string">
            <text:p text:style-name="table_5f_header">Description</text:p>
          </table:table-cell>
        </table:table-row>
        <table:table-row>
          <table:table-cell table:style-name="Table147.A2" office:value-type="string">
            <text:p text:style-name="scpi0"><text:a xlink:type="simple" xlink:href="#cls" text:style-name="Internet_20_link" text:visited-style-name="Visited_20_Internet_20_Link">*CLS</text:a></text:p>
          </table:table-cell>
          <table:table-cell table:style-name="Table147.A2" office:value-type="string">
            <text:p text:style-name="P2">Clears all status data structures</text:p>
          </table:table-cell>
        </table:table-row>
        <table:table-row>
          <table:table-cell table:style-name="Table147.A2" office:value-type="string">
            <text:p text:style-name="scpi0"><text:a xlink:type="simple" xlink:href="#ese" text:style-name="Internet_20_link" text:visited-style-name="Visited_20_Internet_20_Link">*ESE {&lt;value&gt;}</text:a></text:p>
          </table:table-cell>
          <table:table-cell table:style-name="Table147.A2" office:value-type="string">
            <text:p text:style-name="Standard">Programs the Standard Event Status Enable register bits</text:p>
          </table:table-cell>
        </table:table-row>
        <table:table-row>
          <table:table-cell table:style-name="Table147.A2" office:value-type="string">
            <text:p text:style-name="scpi0"><text:a xlink:type="simple" xlink:href="#esr" text:style-name="Internet_20_link" text:visited-style-name="Visited_20_Internet_20_Link">*ESR?</text:a></text:p>
          </table:table-cell>
          <table:table-cell table:style-name="Table147.A2" office:value-type="string">
            <text:p text:style-name="Standard">Reads the Standard Event Status Register</text:p>
          </table:table-cell>
        </table:table-row>
        <table:table-row>
          <table:table-cell table:style-name="Table147.A2" office:value-type="string">
            <text:p text:style-name="P13"><text:a xlink:type="simple" xlink:href="#idn" text:style-name="Internet_20_link" text:visited-style-name="Visited_20_Internet_20_Link">*IDN?</text:a></text:p>
          </table:table-cell>
          <table:table-cell table:style-name="Table147.A2" office:value-type="string">
            <text:p text:style-name="Standard">Returns the UNIQUE identification of the PSU</text:p>
          </table:table-cell>
        </table:table-row>
        <table:table-row>
          <table:table-cell table:style-name="Table147.A2" office:value-type="string">
            <text:p text:style-name="scpi0"><text:a xlink:type="simple" xlink:href="#opc" text:style-name="Internet_20_link" text:visited-style-name="Visited_20_Internet_20_Link">*OPC</text:a></text:p>
          </table:table-cell>
          <table:table-cell table:style-name="Table147.A2" office:value-type="string">
            <text:p text:style-name="Standard">Operation Complete Command used for program synchronization</text:p>
          </table:table-cell>
        </table:table-row>
        <table:table-row>
          <table:table-cell table:style-name="Table147.A2" office:value-type="string">
            <text:p text:style-name="scpi0"><text:a xlink:type="simple" xlink:href="#rcl" text:style-name="Internet_20_link" text:visited-style-name="Visited_20_Internet_20_Link">*RCL {&lt;profile&gt;}</text:a></text:p>
          </table:table-cell>
          <table:table-cell table:style-name="Table147.A2" office:value-type="string">
            <text:p text:style-name="P2">Recalls the PSU state stored in the specified storage location</text:p>
          </table:table-cell>
        </table:table-row>
        <table:table-row>
          <table:table-cell table:style-name="Table147.A2" office:value-type="string">
            <text:p text:style-name="scpi0"><text:a xlink:type="simple" xlink:href="#rst" text:style-name="Internet_20_link" text:visited-style-name="Visited_20_Internet_20_Link">*RST</text:a></text:p>
          </table:table-cell>
          <table:table-cell table:style-name="Table147.A2" office:value-type="string">
            <text:p text:style-name="P2">Reset PSU to the initial state</text:p>
          </table:table-cell>
        </table:table-row>
        <table:table-row>
          <table:table-cell table:style-name="Table147.A2" office:value-type="string">
            <text:p text:style-name="scpi0"><text:a xlink:type="simple" xlink:href="#sav" text:style-name="Internet_20_link" text:visited-style-name="Visited_20_Internet_20_Link">*SAV {&lt;profile&gt;}</text:a></text:p>
          </table:table-cell>
          <table:table-cell table:style-name="Table147.A2" office:value-type="string">
            <text:p text:style-name="P11">Stores the current PSU state in the specified storage location</text:p>
          </table:table-cell>
        </table:table-row>
        <table:table-row>
          <table:table-cell table:style-name="Table147.A2" office:value-type="string">
            <text:p text:style-name="scpi0"><text:a xlink:type="simple" xlink:href="#stb" text:style-name="Internet_20_link" text:visited-style-name="Visited_20_Internet_20_Link">*STB?</text:a></text:p>
          </table:table-cell>
          <table:table-cell table:style-name="Table147.A2" office:value-type="string">
            <text:p text:style-name="P2">Reads the Status Byte register</text:p>
          </table:table-cell>
        </table:table-row>
        <table:table-row>
          <table:table-cell table:style-name="Table147.A2" office:value-type="string">
            <text:p text:style-name="scpi0"><text:a xlink:type="simple" xlink:href="#tst" text:style-name="Internet_20_link" text:visited-style-name="Visited_20_Internet_20_Link">*TST?</text:a></text:p>
          </table:table-cell>
          <table:table-cell table:style-name="Table147.A2" office:value-type="string">
            <text:p text:style-name="Standard">Returns <text:span text:style-name="T3">Self-Test results</text:span></text:p>
          </table:table-cell>
        </table:table-row>
      </table:table>
      <text:list xml:id="list94504861121288" text:continue-numbering="true" text:style-name="Outline">
        <text:list-item>
          <text:list>
            <text:list-item>
              <text:h text:style-name="Heading_20_2" text:outline-level="2">*<text:bookmark-start text:name="cls"/>CLS<text:bookmark-end text:name="cls"/></text:h>
            </text:list-item>
          </text:list>
        </text:list-item>
      </text:list>
      <table:table table:name="Table6" table:style-name="Table6">
        <table:table-column table:style-name="Table6.A"/>
        <table:table-column table:style-name="Table6.B"/>
        <table:table-row>
          <table:table-cell table:style-name="Table6.A1" office:value-type="string">
            <text:p text:style-name="P2">Syntax</text:p>
          </table:table-cell>
          <table:table-cell table:style-name="Table6.A1" office:value-type="string">
            <text:p text:style-name="P7">*CLS</text:p>
          </table:table-cell>
        </table:table-row>
        <table:table-row>
          <table:table-cell table:style-name="Table6.A1" office:value-type="string">
            <text:p text:style-name="Default_5f_ntt">Description</text:p>
          </table:table-cell>
          <table:table-cell table:style-name="Table6.A1" office:value-type="string">
            <text:p text:style-name="P2">Clear Status Command. This command clears all status data structures in the PSU:</text:p>
            <text:list xml:id="list94503856620420" text:continue-list="list3744614362543662952"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P10">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t">Return</text:p>
          </table:table-cell>
          <table:table-cell table:style-name="Table6.A1" office:value-type="string">
            <text:p text:style-name="P4">None</text:p>
          </table:table-cell>
        </table:table-row>
        <table:table-row>
          <table:table-cell table:style-name="Table6.A1" office:value-type="string">
            <text:p text:style-name="P11">Related Commands</text:p>
          </table:table-cell>
          <table:table-cell table:style-name="Table6.A1" office:value-type="string">
            <text:p text:style-name="P4">*ESR?</text:p>
            <text:p text:style-name="P4">STATus:OPERation[:EVENt]</text:p>
            <text:p text:style-name="P4">STATus:OPERation:INSTrument[:EVENt]</text:p>
            <text:p text:style-name="P4">STATus:OPERation:INSTrument:ISUMmary[&lt;n&gt;][:EVENt]</text:p>
            <text:p text:style-name="Standard">STATus:QUEStionable[:EVENt]</text:p>
            <text:p text:style-name="P4">STATus:QUEStionable:INSTrument[:EVENt]</text:p>
            <text:p text:style-name="P4">STATus:QUEStionable:INSTrument:ISUMmary[&lt;n&gt;][:EVENt]</text:p>
            <text:p text:style-name="P4">SYSTem:ERRor</text:p>
          </table:table-cell>
        </table:table-row>
      </table:table>
      <text:list xml:id="list94504247815934" text:continue-list="list94504861121288" text:style-name="Outline">
        <text:list-item>
          <text:list>
            <text:list-item>
              <text:h text:style-name="Heading_20_2" text:outline-level="2">*<text:bookmark-start text:name="ese"/>ESE<text:bookmark-end text:name="es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t">Syntax</text:p>
          </table:table-cell>
          <table:table-cell table:style-name="Table8.A1" table:number-columns-spanned="4" office:value-type="string">
            <text:p text:style-name="P7">*ESE {&lt;value&gt;}</text:p>
            <text:p text:style-name="P7">*ESE?</text:p>
          </table:table-cell>
          <table:covered-table-cell/>
          <table:covered-table-cell/>
          <table:covered-table-cell/>
        </table:table-row>
        <table:table-row>
          <table:table-cell table:style-name="Table8.A1" office:value-type="string">
            <text:p text:style-name="Default_5f_ntt">Description</text:p>
          </table:table-cell>
          <table:table-cell table:style-name="Table8.A1" table:number-columns-spanned="4" office:value-type="string">
            <text:p text:style-name="P2">Standard Event Status Enable Command. This command programs the Standard Event Status Enable register bits. The programming determines which events of the Standard Event Status Event register (see <text:a xlink:type="simple" xlink:href="http://www.envox.hr/eez/bench-power-supply/psu-scpi-reference-manual/psu-scpi-common-command-reference.html#esr" text:style-name="Internet_20_link" text:visited-style-name="Visited_20_Internet_20_Link">*ESR?</text:a>) are allowed to set the ESB (Event Summary Bit) of the Status Byte register. A 1 in the bit position enables the corresponding event. All of the enabled events of the Standard Event Status Event Register are logically ORed to cause the Event Summary Bit (ESB) of the Status Byte Register to be set.</text:p>
            <text:p text:style-name="P2">A STATus:PRESet command does not clear the bits in the Status Byte register.</text:p>
            <text:p text:style-name="P2">See also <text:a xlink:type="simple" xlink:href="http://www.envox.hr/eez/bench-power-supply/psu-scpi-reference-manual/psu-scpi-registers-and-queues.html#std_even_stat_reg" text:style-name="Internet_20_link" text:visited-style-name="Visited_20_Internet_20_Link">Section 3.1</text:a> in this document.</text:p>
          </table:table-cell>
          <table:covered-table-cell/>
          <table:covered-table-cell/>
          <table:covered-table-cell/>
        </table:table-row>
        <table:table-row>
          <table:table-cell table:style-name="Table8.A1" office:value-type="string">
            <text:p text:style-name="Default_5f_ntt">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ext:soft-page-break/>
        <table:table-row>
          <table:table-cell table:style-name="Table8.A1" office:value-type="string">
            <text:p text:style-name="Default_5f_ntt"/>
          </table:table-cell>
          <table:table-cell table:style-name="Table8.A1" office:value-type="string">
            <text:p text:style-name="P2">&lt;value&gt;</text:p>
          </table:table-cell>
          <table:table-cell table:style-name="Table8.A1" office:value-type="string">
            <text:p text:style-name="P3">Numeric</text:p>
          </table:table-cell>
          <table:table-cell table:style-name="Table8.A1" office:value-type="string">
            <text:p text:style-name="P2">0 – 255 (A decimal value which corresponds to the binary-weighted sum of the bits in the register. See also table in <text:a xlink:type="simple" xlink:href="http://www.envox.hr/eez/bench-power-supply/psu-scpi-reference-manual/psu-scpi-registers-and-queues.html#std_even_stat_reg" text:style-name="Internet_20_link" text:visited-style-name="Visited_20_Internet_20_Link">Section 3.1</text:a>).</text:p>
          </table:table-cell>
          <table:table-cell table:style-name="Table8.A1" office:value-type="string">
            <text:p text:style-name="P3">None</text:p>
          </table:table-cell>
        </table:table-row>
        <table:table-row>
          <table:table-cell table:style-name="Table8.A1" office:value-type="string">
            <text:p text:style-name="Default_5f_ntt">Return</text:p>
          </table:table-cell>
          <table:table-cell table:style-name="Table8.A1" table:number-columns-spanned="4" office:value-type="string">
            <text:p text:style-name="P4">The query reads the enable register and returns a decimal value which corresponds to the binary-weighted sum of all bits set in the register.</text:p>
          </table:table-cell>
          <table:covered-table-cell/>
          <table:covered-table-cell/>
          <table:covered-table-cell/>
        </table:table-row>
        <table:table-row table:style-name="Table8.6">
          <table:table-cell table:style-name="Table8.A6" office:value-type="string">
            <text:p text:style-name="Default_5f_ntt"><text:span text:style-name="T8">Usage</text:span><text:span text:style-name="T9"> </text:span><text:span text:style-name="T8">example</text:span></text:p>
          </table:table-cell>
          <table:table-cell table:style-name="Table8.A6" table:number-columns-spanned="4" office:value-type="string">
            <text:p text:style-name="P2">To enable bit 2 (decimal value = 4), bit 3 (decimal value = 8), and bit 7 (decimal value = 128), the corresponding decimal value would be 140 (4 + 8 + 128):</text:p>
            <text:p text:style-name="cmd_5f_code_5f_single">*ESE 140</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8.6">
          <table:table-cell table:style-name="Table8.A6" office:value-type="string">
            <text:p text:style-name="Default_5f_ntt">Errors</text:p>
          </table:table-cell>
          <table:table-cell table:style-name="Table8.A6" table:number-columns-spanned="4" office:value-type="string">
            <text:p text:style-name="cmd_5f_code">-200,<text:span text:style-name="T7">"</text:span>Execution error<text:span text:style-name="T7">"</text:span></text:p>
          </table:table-cell>
          <table:covered-table-cell/>
          <table:covered-table-cell/>
          <table:covered-table-cell/>
        </table:table-row>
        <table:table-row table:style-name="Table8.6">
          <table:table-cell table:style-name="Table8.A6" office:value-type="string">
            <text:p text:style-name="P11">Related Commands</text:p>
          </table:table-cell>
          <table:table-cell table:style-name="Table8.A6" table:number-columns-spanned="4" office:value-type="string">
            <text:p text:style-name="Standard">*CLS</text:p>
            <text:p text:style-name="Standard">*RST</text:p>
            <text:p text:style-name="Standard">STATus:PRESet</text:p>
          </table:table-cell>
          <table:covered-table-cell/>
          <table:covered-table-cell/>
          <table:covered-table-cell/>
        </table:table-row>
      </table:table>
      <text:list xml:id="list94504986530021" text:continue-numbering="true" text:style-name="Outline">
        <text:list-item>
          <text:list>
            <text:list-item>
              <text:h text:style-name="P15" text:outline-level="2">*<text:bookmark-start text:name="esr"/>ESR<text:bookmark-end text:name="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t">Syntax</text:p>
          </table:table-cell>
          <table:table-cell table:style-name="Table9.A1" office:value-type="string">
            <text:p text:style-name="P7">*ESR?</text:p>
          </table:table-cell>
        </table:table-row>
        <table:table-row>
          <table:table-cell table:style-name="Table9.A1" office:value-type="string">
            <text:p text:style-name="Default_5f_ntt">Description</text:p>
          </table:table-cell>
          <table:table-cell table:style-name="Table9.A1" office:value-type="string">
            <text:p text:style-name="P2">Standard Event Status Register (see <text:a xlink:type="simple" xlink:href="http://www.envox.hr/eez/bench-power-supply/psu-scpi-reference-manual/psu-scpi-registers-and-queues.html#stat_byte_reg" text:style-name="Internet_20_link" text:visited-style-name="Visited_20_Internet_20_Link">Section 3.2</text:a>) Query. Reading the Standard Event Status Event register clears it.</text:p>
          </table:table-cell>
        </table:table-row>
        <table:table-row>
          <table:table-cell table:style-name="Table9.A1" office:value-type="string">
            <text:p text:style-name="Default_5f_ntt">Return</text:p>
          </table:table-cell>
          <table:table-cell table:style-name="Table9.A1" office:value-type="string">
            <text:p text:style-name="P4">The PSU returns a decimal value which corresponds to the binary-weighted sum of all bits in the register. </text:p>
          </table:table-cell>
        </table:table-row>
        <table:table-row table:style-name="Table9.4">
          <table:table-cell table:style-name="Table9.A4" office:value-type="string">
            <text:p text:style-name="Default_5f_ntt"><text:span text:style-name="T8">Usage</text:span><text:span text:style-name="T9"> </text:span><text:span text:style-name="T8">example</text:span></text:p>
          </table:table-cell>
          <table:table-cell table:style-name="Table9.A4" office:value-type="string">
            <text:p text:style-name="P2">If ERRor (bit 2) is set:</text:p>
            <text:p text:style-name="cmd_5f_code_20_Start">ESR?</text:p>
            <text:p text:style-name="cmd_5f_code">4</text:p>
          </table:table-cell>
        </table:table-row>
      </table:table>
      <text:list xml:id="list94504675859696" text:continue-numbering="true" text:style-name="Outline">
        <text:list-item>
          <text:list>
            <text:list-item>
              <text:h text:style-name="Heading_20_2" text:outline-level="2">*<text:bookmark-start text:name="idn"/>IDN<text:bookmark-end text:name="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t">Syntax</text:p>
          </table:table-cell>
          <table:table-cell table:style-name="Table12.A1" office:value-type="string">
            <text:p text:style-name="P7">*IDN?</text:p>
          </table:table-cell>
        </table:table-row>
        <table:table-row>
          <table:table-cell table:style-name="Table12.A1" office:value-type="string">
            <text:p text:style-name="Default_5f_ntt">Description</text:p>
          </table:table-cell>
          <table:table-cell table:style-name="Table12.A1" office:value-type="string">
            <text:p text:style-name="P2">Identification query for the UNIQUE identification of the PSU. (see also IEEE 488.2 10.14).</text:p>
          </table:table-cell>
        </table:table-row>
        <table:table-row>
          <table:table-cell table:style-name="Table12.A1" office:value-type="string">
            <text:p text:style-name="Default_5f_ntt">Return</text:p>
          </table:table-cell>
          <table:table-cell table:style-name="Table12.A1" office:value-type="string">
            <text:p text:style-name="Standard"><text:span text:style-name="T3">The following system parameters will be displayed: &lt;</text:span><text:span text:style-name="T1">vendor&gt;, &lt;model&gt;, &lt;serial number&gt;, &lt;firmware&gt;. The &lt;model&gt; include information about used </text:span><text:change text:change-id="ct83704896"/><text:span text:style-name="T1">C</text:span><text:change-start text:change-id="ct83673248"/><text:span text:style-name="T5">P</text:span><text:change-end text:change-id="ct83673248"/><text:span text:style-name="T1">U in brackets and could be Mega, Due or Simulator. More information about simulator could be found in </text:span><text:a xlink:type="simple" xlink:href="http://www.envox.hr/eez/bench-power-supply/psu-scpi-reference-manual/psu-scpi-simulator.html" text:style-name="Internet_20_link" text:visited-style-name="Visited_20_Internet_20_Link">Section 9</text:a><text:span text:style-name="T1">.</text:span></text:p>
          </table:table-cell>
        </table:table-row>
        <table:table-row table:style-name="Table12.4">
          <table:table-cell table:style-name="Table12.A4" office:value-type="string">
            <text:p text:style-name="Default_5f_ntt"><text:span text:style-name="T8">Usage</text:span><text:span text:style-name="T9"> </text:span><text:span text:style-name="T8">example</text:span></text:p>
          </table:table-cell>
          <table:table-cell table:style-name="Table12.A4" office:value-type="string">
            <text:p text:style-name="P8">*IDN?</text:p>
            <text:p text:style-name="cmd_5f_code_20_Start">EEZ,PSU 2/50/03 (Due),00001,M1.0.96 </text:p>
          </table:table-cell>
        </table:table-row>
      </table:table>
      <text:list xml:id="list94504760872590" text:continue-numbering="true" text:style-name="Outline">
        <text:list-item>
          <text:list>
            <text:list-item>
              <text:h text:style-name="Heading_20_2" text:outline-level="2">*<text:bookmark-start text:name="opc"/>OPC<text:bookmark-end text:name="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t">Syntax</text:p>
          </table:table-cell>
          <table:table-cell table:style-name="Table11.A1" office:value-type="string">
            <text:p text:style-name="P7">*OPC</text:p>
            <text:p text:style-name="P7">*OPC?</text:p>
          </table:table-cell>
        </table:table-row>
        <table:table-row>
          <table:table-cell table:style-name="Table11.A1" office:value-type="string">
            <text:p text:style-name="Default_5f_ntt">Description</text:p>
          </table:table-cell>
          <table:table-cell table:style-name="Table11.A1" office:value-type="string">
            <text:p text:style-name="P2">Operation Complete Command. The command is mainly used for program synchronization. It causes the PSU to set the OPC bit (bit 0) of the Standard Event Status register when the PSU has completed all pending operations sent before *OPC. Pending operations are complete when:</text:p>
            <text:list xml:id="list94505750006037" text:continue-list="list94503856620420" text:style-name="List_20_1">
              <text:list-item>
                <text:p text:style-name="List_20_1_20_Start">All commands sent before *OPC, including paralleled commands, have been completed. Most commands are sequential and are completed before the next command is executed. Commands that affect output voltage, current, or state, <text:soft-page-break/>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2">Query whether the current operation is completed and the query returns 1.</text:p>
            <text:p text:style-name="P2">See also IEEE 488.2 Section 12.5 – 12.8. </text:p>
          </table:table-cell>
        </table:table-row>
        <table:table-row>
          <table:table-cell table:style-name="Table11.A1" office:value-type="string">
            <text:p text:style-name="Default_5f_ntt">Return</text:p>
          </table:table-cell>
          <table:table-cell table:style-name="Table11.A1" office:value-type="string">
            <text:p text:style-name="P4">Query causes the PSU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t"><text:span text:style-name="T8">Usage</text:span><text:span text:style-name="T9"> </text:span><text:span text:style-name="T8">example</text:span></text:p>
          </table:table-cell>
          <table:table-cell table:style-name="Table11.A4" office:value-type="string">
            <text:p text:style-name="cmd_5f_code">*OPC?</text:p>
            <text:p text:style-name="cmd_5f_code_20_End">1</text:p>
            <text:p text:style-name="P2">if current operation is not completed:</text:p>
            <text:p text:style-name="cmd_5f_code_20_Start">*OPC?</text:p>
            <text:p text:style-name="cmd_5f_code">0</text:p>
          </table:table-cell>
        </table:table-row>
      </table:table>
      <text:list xml:id="list94505884055060" text:continue-list="list94504760872590" text:style-name="Outline">
        <text:list-item>
          <text:list>
            <text:list-item>
              <text:h text:style-name="Heading_20_2" text:outline-level="2">*<text:bookmark-start text:name="rcl"/>RCL<text:bookmark-end text:name="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t">Syntax</text:p>
          </table:table-cell>
          <table:table-cell table:style-name="Table182.A1" table:number-columns-spanned="4" office:value-type="string">
            <text:p text:style-name="P7">*RCL {&lt;profile&gt;}</text:p>
          </table:table-cell>
          <table:covered-table-cell/>
          <table:covered-table-cell/>
          <table:covered-table-cell/>
        </table:table-row>
        <table:table-row>
          <table:table-cell table:style-name="Table182.A1" office:value-type="string">
            <text:p text:style-name="Default_5f_ntt">Description</text:p>
          </table:table-cell>
          <table:table-cell table:style-name="Table182.A1" table:number-columns-spanned="4" office:value-type="string">
            <text:p text:style-name="P2">This command recalls the PSU state stored in the specified storage location. The PSU has ten storage locations in non-volatile memory to store PSU states.</text:p>
            <text:p text:style-name="P2">It is not possible to recall the PSU state from a storage location that is empty or was deleted. When the firmware is started for the first time, storage locations 1 through 9 are empty (location 0 has the power-on state).</text:p>
            <text:p text:style-name="P2"/>
            <text:p text:style-name="P6">The PSU uses location 0 to automatically hold the state of the PSU at power down.</text:p>
          </table:table-cell>
          <table:covered-table-cell/>
          <table:covered-table-cell/>
          <table:covered-table-cell/>
        </table:table-row>
        <table:table-row>
          <table:table-cell table:style-name="Table182.A1" office:value-type="string">
            <text:p text:style-name="Default_5f_ntt">Parameters</text:p>
          </table:table-cell>
          <table:table-cell table:style-name="Table182.B3" office:value-type="string">
            <text:p text:style-name="P3">Name</text:p>
          </table:table-cell>
          <table:table-cell table:style-name="Table182.B3" office:value-type="string">
            <text:p text:style-name="P3">Type</text:p>
          </table:table-cell>
          <table:table-cell table:style-name="Table182.B3" office:value-type="string">
            <text:p text:style-name="P3">Range</text:p>
          </table:table-cell>
          <table:table-cell table:style-name="Table182.B3" office:value-type="string">
            <text:p text:style-name="P3">Default</text:p>
          </table:table-cell>
        </table:table-row>
        <table:table-row>
          <table:table-cell table:style-name="Table182.A1" office:value-type="string">
            <text:p text:style-name="Default_5f_ntt"/>
          </table:table-cell>
          <table:table-cell table:style-name="Table182.A1" office:value-type="string">
            <text:p text:style-name="P2">&lt;profile&gt;</text:p>
          </table:table-cell>
          <table:table-cell table:style-name="Table182.A1" office:value-type="string">
            <text:p text:style-name="P3">Numeric</text:p>
          </table:table-cell>
          <table:table-cell table:style-name="Table182.A1" office:value-type="string">
            <text:p text:style-name="P3">0 – 9 </text:p>
          </table:table-cell>
          <table:table-cell table:style-name="Table182.A1" office:value-type="string">
            <text:p text:style-name="P3">None</text:p>
          </table:table-cell>
        </table:table-row>
        <table:table-row>
          <table:table-cell table:style-name="Table182.A1" office:value-type="string">
            <text:p text:style-name="Default_5f_ntt">Return</text:p>
          </table:table-cell>
          <table:table-cell table:style-name="Table182.A1" table:number-columns-spanned="4" office:value-type="string">
            <text:p text:style-name="P4">None</text:p>
          </table:table-cell>
          <table:covered-table-cell/>
          <table:covered-table-cell/>
          <table:covered-table-cell/>
        </table:table-row>
        <table:table-row table:style-name="Table182.6">
          <table:table-cell table:style-name="Table182.A6" office:value-type="string">
            <text:p text:style-name="Default_5f_ntt"><text:span text:style-name="T8">Usage</text:span><text:span text:style-name="T9"> </text:span><text:span text:style-name="T8">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Default_5f_ntt">Errors</text:p>
          </table:table-cell>
          <table:table-cell table:style-name="Table182.A6" table:number-columns-spanned="4" office:value-type="string">
            <text:p text:style-name="P9"/>
          </table:table-cell>
          <table:covered-table-cell/>
          <table:covered-table-cell/>
          <table:covered-table-cell/>
        </table:table-row>
        <table:table-row table:style-name="Table182.6">
          <table:table-cell table:style-name="Table182.A6" office:value-type="string">
            <text:p text:style-name="P11">Related Commands</text:p>
          </table:table-cell>
          <table:table-cell table:style-name="Table182.A6" table:number-columns-spanned="4" office:value-type="string">
            <text:p text:style-name="Standard">*SAV</text:p>
            <text:p text:style-name="Standard">MEMory:STATe:DELete</text:p>
            <text:p text:style-name="Standard">MEMory:STATe:RECall:AUTO</text:p>
            <text:p text:style-name="Standard">MEMory:STATe:RECall:SELect</text:p>
            <text:p text:style-name="Standard">SYSTem:POWer</text:p>
          </table:table-cell>
          <table:covered-table-cell/>
          <table:covered-table-cell/>
          <table:covered-table-cell/>
        </table:table-row>
      </table:table>
      <text:list xml:id="list94504343791784" text:continue-numbering="true" text:style-name="Outline">
        <text:list-item>
          <text:list>
            <text:list-item>
              <text:h text:style-name="Heading_20_2" text:outline-level="2">*<text:bookmark-start text:name="rst"/>RST<text:bookmark-end text:name="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t">Syntax</text:p>
          </table:table-cell>
          <table:table-cell table:style-name="Table13.A1" office:value-type="string">
            <text:p text:style-name="P7">*RST</text:p>
          </table:table-cell>
        </table:table-row>
        <table:table-row>
          <table:table-cell table:style-name="Table13.A1" office:value-type="string">
            <text:p text:style-name="Default_5f_ntt">Description</text:p>
          </table:table-cell>
          <table:table-cell table:style-name="Table13.A1" office:value-type="string">
            <text:p text:style-name="P2">Reset Command. Restore the PSU to initial state (as predefined in the PSU firmware, see <text:a xlink:type="simple" xlink:href="http://www.envox.hr/eez/bench-power-supply/psu-scpi-reference-manual/psu-scpi-parameters-and-settings.html#reset_settings" text:style-name="Internet_20_link" text:visited-style-name="Visited_20_Internet_20_Link">Section 8.2</text:a>) and clear the error queue. The reset command explicitly will NOT affect calibration data nor any of saved configuration profiles (0 to 9). </text:p>
            <text:p text:style-name="P5">When *RST is issued all output are set to OFF, and voltage and current are programmed to 0. Power up sequence is started. All SPI peripherals are reinitialize except Ethernet controller if an active Ethernet connection exists.</text:p>
          </table:table-cell>
        </table:table-row>
        <table:table-row>
          <table:table-cell table:style-name="Table13.A1" office:value-type="string">
            <text:p text:style-name="Default_5f_ntt">Return</text:p>
          </table:table-cell>
          <table:table-cell table:style-name="Table13.A1" office:value-type="string">
            <text:p text:style-name="P4">None</text:p>
          </table:table-cell>
        </table:table-row>
        <table:table-row table:style-name="Table13.4">
          <table:table-cell table:style-name="Table13.A4" office:value-type="string">
            <text:p text:style-name="Default_5f_ntt"><text:span text:style-name="T8">Usage</text:span><text:span text:style-name="T9"> </text:span><text:span text:style-name="T8">example</text:span></text:p>
          </table:table-cell>
          <table:table-cell table:style-name="Table13.A4" office:value-type="string">
            <text:p text:style-name="cmd_5f_code">*RST</text:p>
            <text:p text:style-name="cmd_5f_code">MEMory:RECall:AUTO</text:p>
            <text:p text:style-name="cmd_5f_code">SYSTem:POWer</text:p>
          </table:table-cell>
        </table:table-row>
        <table:table-row table:style-name="Table13.4">
          <table:table-cell table:style-name="Table13.A4" office:value-type="string">
            <text:p text:style-name="P11">Related Commands</text:p>
          </table:table-cell>
          <table:table-cell table:style-name="Table13.A4" office:value-type="string">
            <text:p text:style-name="Default_5f_ntt">*RST</text:p>
            <text:p text:style-name="Default_5f_ntt">*SAV</text:p>
            <text:p text:style-name="Default_5f_ntt"><text:soft-page-break/>MEMory:STATe:CATalog?</text:p>
          </table:table-cell>
        </table:table-row>
      </table:table>
      <text:list xml:id="list94505151522901" text:continue-numbering="true" text:style-name="Outline">
        <text:list-item>
          <text:list>
            <text:list-item>
              <text:h text:style-name="Heading_20_2" text:outline-level="2">*<text:bookmark-start text:name="sav"/>SAV<text:bookmark-end text:name="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t">Syntax</text:p>
          </table:table-cell>
          <table:table-cell table:style-name="Table181.A1" table:number-columns-spanned="4" office:value-type="string">
            <text:p text:style-name="P7">*SAV {&lt;profile&gt;}</text:p>
          </table:table-cell>
          <table:covered-table-cell/>
          <table:covered-table-cell/>
          <table:covered-table-cell/>
        </table:table-row>
        <table:table-row>
          <table:table-cell table:style-name="Table181.A1" office:value-type="string">
            <text:p text:style-name="Default_5f_ntt">Description</text:p>
          </table:table-cell>
          <table:table-cell table:style-name="Table181.A1" table:number-columns-spanned="4" office:value-type="string">
            <text:p text:style-name="Default_5f_ntt">This command stores the current instrument state in the specified storage location. Any state previously stored in the same location is overwritten without generating any errors. The PSU has nine storage locations in non-volatile memory available to user to store current PSU states. The following channel and system parameters will be stored in the non-volatile memory:</text:p>
            <text:list xml:id="list94504316733592" text:continue-list="list94505750006037" text:style-name="List_20_1">
              <text:list-item>
                <text:p text:style-name="List_20_1_20_Start">Calibration status (<text:a xlink:type="simple" xlink:href="http://www.envox.hr/eez/bench-power-supply/psu-scpi-reference-manual/psu-scpi-subsystem-command-reference/psu-scpi-calibrate.html#cal_stat" text:style-name="Internet_20_link" text:visited-style-name="Visited_20_Internet_20_Link">CALibration:STATe</text:a>)</text:p>
              </text:list-item>
              <text:list-item>
                <text:p text:style-name="List_20_1">Output enable state (<text:a xlink:type="simple" xlink:href="http://www.envox.hr/eez/bench-power-supply/psu-scpi-reference-manual/psu-scpi-subsystem-command-reference/psu-scpi-output.html#outp" text:style-name="Internet_20_link" text:visited-style-name="Visited_20_Internet_20_Link">OUTPut[:STATe]</text:a>)</text:p>
              </text:list-item>
              <text:list-item>
                <text:p text:style-name="P17">Remote sense state (<text:change text:change-id="ct85296064"/><text:change-start text:change-id="ct78642000"/><text:a xlink:type="simple" xlink:href="http://www.envox.hr/eez/bench-power-supply/psu-scpi-reference-manual/psu-scpi-subsystem-command-reference/psu-scpi-source.html#sour_volt_sens" text:style-name="Internet_20_link" text:visited-style-name="Visited_20_Internet_20_Link"><text:span text:style-name="T10">[SOURce[&lt;n&gt;]]:VOLTage:SENSe[:SOURce]</text:span></text:a><text:change-end text:change-id="ct78642000"/>)</text:p>
              </text:list-item>
              <text:list-item>
                <text:p text:style-name="List_20_1">Output voltage (<text:a xlink:type="simple" xlink:href="http://www.envox.hr/eez/bench-power-supply/psu-scpi-reference-manual/psu-scpi-subsystem-command-reference/psu-scpi-source.html#sour_volt" text:style-name="Internet_20_link" text:visited-style-name="Visited_20_Internet_20_Link">[SOURce[&lt;n&gt;]]:VOLTage</text:a>)</text:p>
              </text:list-item>
              <text:list-item>
                <text:p text:style-name="List_20_1">Output voltage step (<text:a xlink:type="simple" xlink:href="http://www.envox.hr/eez/bench-power-supply/psu-scpi-reference-manual/psu-scpi-subsystem-command-reference/psu-scpi-source.html#sour_volt_step" text:style-name="Internet_20_link" text:visited-style-name="Visited_20_Internet_20_Link">[SOURce[&lt;n&gt;]]:VOLTage:STEP</text:a>)</text:p>
              </text:list-item>
              <text:list-item>
                <text:p text:style-name="List_20_1">OVP status (<text:a xlink:type="simple" xlink:href="http://www.envox.hr/eez/bench-power-supply/psu-scpi-reference-manual/psu-scpi-subsystem-command-reference/psu-scpi-source.html#sour_curr_prot_stat" text:style-name="Internet_20_link" text:visited-style-name="Visited_20_Internet_20_Link">[SOURce[&lt;n&gt;]]:VOLTage:PROTection:STATe</text:a>)</text:p>
              </text:list-item>
              <text:list-item>
                <text:p text:style-name="List_20_1">OVP delay (<text:a xlink:type="simple" xlink:href="http://www.envox.hr/eez/bench-power-supply/psu-scpi-reference-manual/psu-scpi-subsystem-command-reference/psu-scpi-source.html#sour_volt_prot_del" text:style-name="Internet_20_link" text:visited-style-name="Visited_20_Internet_20_Link">[SOURce[&lt;n&gt;]]:VOLTage:PROTection:DELay</text:a>)</text:p>
              </text:list-item>
              <text:list-item>
                <text:p text:style-name="List_20_1">Output current (<text:a xlink:type="simple" xlink:href="http://www.envox.hr/eez/bench-power-supply/psu-scpi-reference-manual/psu-scpi-subsystem-command-reference/psu-scpi-source.html#sour_curr" text:style-name="Internet_20_link" text:visited-style-name="Visited_20_Internet_20_Link">[SOURce[&lt;n&gt;]]:CURRent</text:a>)</text:p>
              </text:list-item>
              <text:list-item>
                <text:p text:style-name="List_20_1">Output current step (<text:a xlink:type="simple" xlink:href="http://www.envox.hr/eez/bench-power-supply/psu-scpi-reference-manual/psu-scpi-subsystem-command-reference/psu-scpi-source.html#sour_curr_step" text:style-name="Internet_20_link" text:visited-style-name="Visited_20_Internet_20_Link">[SOURce[&lt;n&gt;]]:CURRent:STEP</text:a>)</text:p>
              </text:list-item>
              <text:list-item>
                <text:p text:style-name="List_20_1">OCP status (<text:a xlink:type="simple" xlink:href="http://www.envox.hr/eez/bench-power-supply/psu-scpi-reference-manual/psu-scpi-subsystem-command-reference/psu-scpi-source.html#sour_curr_prot_stat" text:style-name="Internet_20_link" text:visited-style-name="Visited_20_Internet_20_Link">[SOURce[&lt;n&gt;]]:CURRent:PROTection:STATe</text:a>)</text:p>
              </text:list-item>
              <text:list-item>
                <text:p text:style-name="List_20_1">OCP delay (<text:a xlink:type="simple" xlink:href="http://www.envox.hr/eez/bench-power-supply/psu-scpi-reference-manual/psu-scpi-subsystem-command-reference/psu-scpi-source.html#sour_curr_prot_del" text:style-name="Internet_20_link" text:visited-style-name="Visited_20_Internet_20_Link">[SOURce[&lt;n&gt;]]:CURRent:PROTection:DELay</text:a>)</text:p>
              </text:list-item>
              <text:list-item>
                <text:p text:style-name="List_20_1">OPP level (<text:a xlink:type="simple" xlink:href="http://www.envox.hr/eez/bench-power-supply/psu-scpi-reference-manual/psu-scpi-subsystem-command-reference/psu-scpi-source.html#sour_pow_prot" text:style-name="Internet_20_link" text:visited-style-name="Visited_20_Internet_20_Link">[SOURce[&lt;n&gt;]]:POWer:PROTection[:LEVel]</text:a>)</text:p>
              </text:list-item>
              <text:list-item>
                <text:p text:style-name="List_20_1">OPP status (<text:a xlink:type="simple" xlink:href="http://www.envox.hr/eez/bench-power-supply/psu-scpi-reference-manual/psu-scpi-subsystem-command-reference/psu-scpi-source.html#sour_pow_prot_stat" text:style-name="Internet_20_link" text:visited-style-name="Visited_20_Internet_20_Link">[SOURce[&lt;n&gt;]]:POWer:PROTection:STATe</text:a>)</text:p>
              </text:list-item>
              <text:list-item>
                <text:p text:style-name="List_20_1">OPP delay (<text:a xlink:type="simple" xlink:href="http://www.envox.hr/eez/bench-power-supply/psu-scpi-reference-manual/psu-scpi-subsystem-command-reference/psu-scpi-source.html#sour_volt_prot_del" text:style-name="Internet_20_link" text:visited-style-name="Visited_20_Internet_20_Link">[SOURce[&lt;n&gt;]]:POWer:PROTection:DELay</text:a>)</text:p>
              </text:list-item>
              <text:list-item>
                <text:p text:style-name="List_20_1">OTP level (<text:a xlink:type="simple" xlink:href="http://www.envox.hr/eez/bench-power-supply/psu-scpi-reference-manual/psu-scpi-subsystem-command-reference/psu-scpi-system.html#syst_temp_prot" text:style-name="Internet_20_link" text:visited-style-name="Visited_20_Internet_20_Link">SYSTem:TEMPerature:PROTection[:HIGH][:LEVel]</text:a>)</text:p>
              </text:list-item>
              <text:list-item>
                <text:p text:style-name="List_20_1">OTP status (<text:a xlink:type="simple" xlink:href="http://www.envox.hr/eez/bench-power-supply/psu-scpi-reference-manual/psu-scpi-subsystem-command-reference/psu-scpi-system.html#syst_temp_prot_stat" text:style-name="Internet_20_link" text:visited-style-name="Visited_20_Internet_20_Link">SYSTem:TEMPerature:PROTection[:HIGH]:STATe</text:a>)</text:p>
              </text:list-item>
              <text:list-item>
                <text:p text:style-name="List_20_1">OTP delay (<text:a xlink:type="simple" xlink:href="http://www.envox.hr/eez/bench-power-supply/psu-scpi-reference-manual/psu-scpi-subsystem-command-reference/psu-scpi-system.html#syst_temp_prot_del" text:style-name="Internet_20_link" text:visited-style-name="Visited_20_Internet_20_Link">SYSTem:TEMPerature:PROTection[:HIGH]:DELay</text:a>)</text:p>
              </text:list-item>
              <text:list-item>
                <text:p text:style-name="List_20_1">Power on state (<text:a xlink:type="simple" xlink:href="http://www.envox.hr/eez/bench-power-supply/psu-scpi-reference-manual/psu-scpi-subsystem-command-reference/psu-scpi-system.html#syst_pow" text:style-name="Internet_20_link" text:visited-style-name="Visited_20_Internet_20_Link">SYSTem:POWer</text:a>)</text:p>
              </text:list-item>
              <text:list-item>
                <text:p text:style-name="List_20_1">Simulator load value (<text:a xlink:type="simple" xlink:href="http://www.envox.hr/eez/bench-power-supply/psu-scpi-reference-manual/psu-scpi-simulator.html#simu_load" text:style-name="Internet_20_link" text:visited-style-name="Visited_20_Internet_20_Link">SIMUlator:LOAD</text:a>)</text:p>
              </text:list-item>
              <text:list-item>
                <text:p text:style-name="List_20_1_20_End">Simulator load connection (<text:a xlink:type="simple" xlink:href="http://www.envox.hr/eez/bench-power-supply/psu-scpi-reference-manual/psu-scpi-simulator.html#simu_load_stat" text:style-name="Internet_20_link" text:visited-style-name="Visited_20_Internet_20_Link">SIMUlator:LOAD:STATe</text:a>)</text:p>
              </text:list-item>
            </text:list>
            <text:p text:style-name="Default_5f_ntt">You can assign a user-defined name to each of locations 1 through 9 using the <text:a xlink:type="simple" xlink:href="http://www.envox.hr/eez/bench-power-supply/psu-scpi-reference-manual/psu-scpi-subsystem-command-reference/psu-scpi-memory.html#mem_stat_name" text:style-name="Internet_20_link" text:visited-style-name="Visited_20_Internet_20_Link">MEMory:STATe:NAME</text:a> command.</text:p>
            <text:p text:style-name="Default_5f_ntt"><text:span text:style-name="T3">A reset (</text:span><text:a xlink:type="simple" xlink:href="http://www.envox.hr/eez/bench-power-supply/psu-scpi-reference-manual/psu-scpi-common-command-reference.html#rst" text:style-name="Internet_20_link" text:visited-style-name="Visited_20_Internet_20_Link">*RST</text:a><text:span text:style-name="T3"> command) does not affect the configurations stored in memory. Once a state is stored, it remains until it is overwritten using this command or specifically deleted using the </text:span><text:a xlink:type="simple" xlink:href="http://www.envox.hr/eez/bench-power-supply/psu-scpi-reference-manual/psu-scpi-subsystem-command-reference/psu-scpi-memory.html#mem_stat_del" text:style-name="Internet_20_link" text:visited-style-name="Visited_20_Internet_20_Link">MEMory:STATe:DELete</text:a><text:span text:style-name="T3"> command. </text:span></text:p>
            <text:p text:style-name="P11"/>
            <text:p text:style-name="P6">The PSU uses location 0 to automatically hold the state of the PSU at power down.</text:p>
          </table:table-cell>
          <table:covered-table-cell/>
          <table:covered-table-cell/>
          <table:covered-table-cell/>
        </table:table-row>
        <table:table-row>
          <table:table-cell table:style-name="Table181.A1" table:number-rows-spanned="2" office:value-type="string">
            <text:p text:style-name="Default_5f_ntt">Parameters</text:p>
          </table:table-cell>
          <table:table-cell table:style-name="Table181.B3" office:value-type="string">
            <text:p text:style-name="P3">Name</text:p>
          </table:table-cell>
          <table:table-cell table:style-name="Table181.B3" office:value-type="string">
            <text:p text:style-name="P3">Type</text:p>
          </table:table-cell>
          <table:table-cell table:style-name="Table181.B3" office:value-type="string">
            <text:p text:style-name="P3">Range</text:p>
          </table:table-cell>
          <table:table-cell table:style-name="Table181.B3" office:value-type="string">
            <text:p text:style-name="P3">Default</text:p>
          </table:table-cell>
        </table:table-row>
        <table:table-row>
          <table:covered-table-cell/>
          <table:table-cell table:style-name="Table181.A1" office:value-type="string">
            <text:p text:style-name="P2">&lt;profile&gt;</text:p>
          </table:table-cell>
          <table:table-cell table:style-name="Table181.A1" office:value-type="string">
            <text:p text:style-name="P3">Numeric</text:p>
          </table:table-cell>
          <table:table-cell table:style-name="Table181.A1" office:value-type="string">
            <text:p text:style-name="P3">1 – 9 </text:p>
          </table:table-cell>
          <table:table-cell table:style-name="Table181.A1" office:value-type="string">
            <text:p text:style-name="P3">None</text:p>
          </table:table-cell>
        </table:table-row>
        <table:table-row>
          <table:table-cell table:style-name="Table181.A1" office:value-type="string">
            <text:p text:style-name="Default_5f_ntt">Return</text:p>
          </table:table-cell>
          <table:table-cell table:style-name="Table181.A1" table:number-columns-spanned="4" office:value-type="string">
            <text:p text:style-name="P12">None</text:p>
          </table:table-cell>
          <table:covered-table-cell/>
          <table:covered-table-cell/>
          <table:covered-table-cell/>
        </table:table-row>
        <table:table-row table:style-name="Table181.6">
          <table:table-cell table:style-name="Table181.A6" office:value-type="string">
            <text:p text:style-name="Default_5f_ntt"><text:span text:style-name="T8">Usage</text:span><text:span text:style-name="T9"> </text:span><text:span text:style-name="T8">example</text:span></text:p>
          </table:table-cell>
          <table:table-cell table:style-name="Table181.A6" table:number-columns-spanned="4" office:value-type="string">
            <text:p text:style-name="cmd_5f_code">*SAV 2</text:p>
          </table:table-cell>
          <table:covered-table-cell/>
          <table:covered-table-cell/>
          <table:covered-table-cell/>
        </table:table-row>
        <table:table-row table:style-name="Table181.6">
          <table:table-cell table:style-name="Table181.A6" office:value-type="string">
            <text:p text:style-name="P11">Related Commands</text:p>
          </table:table-cell>
          <table:table-cell table:style-name="Table181.A6" table:number-columns-spanned="4" office:value-type="string">
            <text:p text:style-name="Default_5f_ntt">*RCL</text:p>
            <text:p text:style-name="Default_5f_ntt">*RST</text:p>
            <text:p text:style-name="Default_5f_ntt">MEMory:STATe:CATalog?</text:p>
            <text:p text:style-name="Default_5f_ntt">MEMory:STATe:NAME</text:p>
            <text:p text:style-name="Default_5f_ntt">MEMory:STATe:DELete</text:p>
          </table:table-cell>
          <table:covered-table-cell/>
          <table:covered-table-cell/>
          <table:covered-table-cell/>
        </table:table-row>
      </table:table>
      <text:list xml:id="list94505059430262" text:continue-list="list94505151522901" text:style-name="Outline">
        <text:list-item>
          <text:list>
            <text:list-item>
              <text:h text:style-name="Heading_20_2" text:outline-level="2">*<text:bookmark-start text:name="stb"/>STB<text:bookmark-end text:name="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t">Syntax</text:p>
          </table:table-cell>
          <table:table-cell table:style-name="Table15.A1" office:value-type="string">
            <text:p text:style-name="P7">*STB?</text:p>
          </table:table-cell>
        </table:table-row>
        <table:table-row>
          <table:table-cell table:style-name="Table15.A1" office:value-type="string">
            <text:p text:style-name="Default_5f_ntt">Description</text:p>
          </table:table-cell>
          <table:table-cell table:style-name="Table15.A1" office:value-type="string">
            <text:p text:style-name="P2">Read Status Byte Query. This query reads the Status Byte register (see <text:a xlink:type="simple" xlink:href="http://www.envox.hr/eez/bench-power-supply/psu-scpi-reference-manual/psu-scpi-registers-and-queues.html#stat_byte_reg" text:style-name="Internet_20_link" text:visited-style-name="Visited_20_Internet_20_Link">Section 3.2</text:a>), <text:soft-page-break/>which contains the status summary bits and the Output Queue MAV bit. The Status Byte is a read-only register and the bits are not cleared when it is read.</text:p>
            <text:p text:style-name="P2">A serial poll also returns the value of the Status Byte register, except that bit 6 returns Request for Service (RQS) instead of Master Status Summary (MSS). A serial poll clears RQS, but not MSS. When MSS is set, it indicates that the PSU has one or more reasons for requesting service.</text:p>
          </table:table-cell>
        </table:table-row>
        <table:table-row>
          <table:table-cell table:style-name="Table15.A1" office:value-type="string">
            <text:p text:style-name="Default_5f_ntt">Return</text:p>
          </table:table-cell>
          <table:table-cell table:style-name="Table15.A1" office:value-type="string">
            <text:p text:style-name="P4">The PSU returns a decimal value which corresponds to the binary-weighted sum of all bits in the register. </text:p>
          </table:table-cell>
        </table:table-row>
        <table:table-row table:style-name="Table15.4">
          <table:table-cell table:style-name="Table15.A4" office:value-type="string">
            <text:p text:style-name="Default_5f_ntt"><text:span text:style-name="T8">Usage</text:span><text:span text:style-name="T9"> </text:span><text:span text:style-name="T8">example</text:span></text:p>
          </table:table-cell>
          <table:table-cell table:style-name="Table15.A4" office:value-type="string">
            <text:p text:style-name="P2">If OPER (bit 7) is set:</text:p>
            <text:p text:style-name="cmd_5f_code_20_Start">*STB?</text:p>
            <text:p text:style-name="cmd_5f_code">128</text:p>
          </table:table-cell>
        </table:table-row>
        <table:table-row table:style-name="Table15.4">
          <table:table-cell table:style-name="Table15.A4" office:value-type="string">
            <text:p text:style-name="P11">Related Commands</text:p>
          </table:table-cell>
          <table:table-cell table:style-name="Table15.A4" office:value-type="string">
            <text:p text:style-name="Standard">*SRE</text:p>
          </table:table-cell>
        </table:table-row>
      </table:table>
      <text:list xml:id="list94504900042101" text:continue-numbering="true" text:style-name="Outline">
        <text:list-item>
          <text:list>
            <text:list-item>
              <text:h text:style-name="P16" text:outline-level="2">*<text:bookmark-start text:name="tst"/>TST<text:bookmark-end text:name="tst"/>?</text:h>
            </text:list-item>
          </text:list>
        </text:list-item>
      </text:list>
      <table:table table:name="Table16" table:style-name="Table16">
        <table:table-column table:style-name="Table16.A"/>
        <table:table-column table:style-name="Table16.B"/>
        <table:table-row>
          <table:table-cell table:style-name="Table16.A1" office:value-type="string">
            <text:p text:style-name="P2">Syntax</text:p>
          </table:table-cell>
          <table:table-cell table:style-name="Table16.A1" office:value-type="string">
            <text:p text:style-name="P7">*TST?</text:p>
          </table:table-cell>
        </table:table-row>
        <table:table-row>
          <table:table-cell table:style-name="Table16.A1" office:value-type="string">
            <text:p text:style-name="P2">Description</text:p>
          </table:table-cell>
          <table:table-cell table:style-name="Table16.A1" office:value-type="string">
            <text:p text:style-name="P2">Self-Test Query. The self-test query causes an internal self-test and places a response into the Output Queue indicating whether or not the PSU completed the self-test without any detected errors.<text:change-start text:change-id="ct84061920"/></text:p>
            <text:p text:style-name="P2"><text:change-end text:change-id="ct84061920"/></text:p>
            <text:p text:style-name="note">Ensure that all terminal connections are removed while the internal self-test is being <text:span text:style-name="T3">performed.</text:span><text:change-start text:change-id="ct84063600"/></text:p>
            <text:p text:style-name="P6"><text:change-end text:change-id="ct84063600"/></text:p>
            <text:p text:style-name="P6">If an active Ethernet connection exists, testing of Ethernet controller will be skipped. You can use <text:a xlink:type="simple" xlink:href="http://www.envox.hr/eez/bench-power-supply/psu-scpi-reference-manual/psu-scpi-subsystem-command-reference/psu-scpi-diagnostic.html#diag_test" text:style-name="Internet_20_link" text:visited-style-name="Visited_20_Internet_20_Link">DIAGnostic[:INFOrmation]:TEST?</text:a> for query detailed report of the latest self-test. </text:p>
          </table:table-cell>
        </table:table-row>
        <table:table-row>
          <table:table-cell table:style-name="Table16.A1" office:value-type="string">
            <text:p text:style-name="P2">Return</text:p>
          </table:table-cell>
          <table:table-cell table:style-name="Table16.A1" office:value-type="string">
            <text:p text:style-name="P2">0 or 1 depends of the self-test results.<text:span text:style-name="T6"> See also </text:span><text:a xlink:type="simple" xlink:href="http://www.envox.hr/eez/bench-power-supply/psu-scpi-reference-manual/psu-scpi-subsystem-command-reference/psu-scpi-diagnostic.html#diag_test" text:style-name="Internet_20_link" text:visited-style-name="Visited_20_Internet_20_Link"><text:span text:style-name="T6">DIAGnostic[:INFOrmation]:TEST?</text:span></text:a><text:span text:style-name="T6">.</text:span></text:p>
          </table:table-cell>
        </table:table-row>
        <table:table-row table:style-name="Table16.4">
          <table:table-cell table:style-name="Table16.A4" office:value-type="string">
            <text:p text:style-name="Default_5f_ntt"><text:span text:style-name="T8">Usage</text:span><text:span text:style-name="T9"> </text:span><text:span text:style-name="T8">example</text:span></text:p>
          </table:table-cell>
          <table:table-cell table:style-name="Table16.A4" office:value-type="string">
            <text:p text:style-name="P2">If all tests passed:</text:p>
            <text:p text:style-name="cmd_5f_code_20_Start">*TST?</text:p>
            <text:p text:style-name="cmd_5f_code_20_End">0</text:p>
            <text:p text:style-name="P2">If one or more tests failed:</text:p>
            <text:p text:style-name="cmd_5f_code_20_Start">*TST?</text:p>
            <text:p text:style-name="P8">1</text:p>
          </table:table-cell>
        </table:table-row>
        <table:table-row table:style-name="Table16.4">
          <table:table-cell table:style-name="Table16.A4" office:value-type="string">
            <text:p text:style-name="P11">Related Commands</text:p>
          </table:table-cell>
          <table:table-cell table:style-name="Table16.A4" office:value-type="string">
            <text:p text:style-name="P2">DIAGnostic[:INFOrmation]:TEST?</text:p>
            <text:p text:style-name="P2">SYSTem:BEEP:STATe</text:p>
          </table:table-cell>
        </table:table-row>
      </table:table>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4. Common command reference</text:title></text:p>
      </style:header>
      <style:footer>
        <text:p text:style-name="Footer_20_left"><text:page-number text:select-page="current">22</text:page-number></text:p>
      </style:footer>
    </style:master-page>
    <style:master-page style:name="Right_20_Page" style:display-name="Right Page" style:page-layout-name="Mpm4" style:next-style-name="Left_20_Page">
      <style:header>
        <text:p text:style-name="Header_20_right"><text:chapter text:display="number-and-name" text:outline-level="1">4.Common command referen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4. Common command reference</dc:title>
    <meta:document-statistic meta:table-count="11" meta:image-count="0" meta:object-count="0" meta:page-count="5" meta:paragraph-count="243" meta:word-count="1377" meta:character-count="9180" meta:non-whitespace-character-count="8069"/>
    <meta:user-defined meta:name="WebPublish_HTML_Profile">HTML</meta:user-defined>
    <meta:user-defined meta:name="WebPublish_Post_AdditionalCategories">9</meta:user-defined>
    <meta:user-defined meta:name="WebPublish_Post_Id">2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